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>
      <style:table-cell-properties fo:background-color="#00FFFF"/>
    </style:style>
    <style:style style:name="ce4" style:family="table-cell" style:parent-style-name="Default" style:data-style-name="N0">
      <style:table-cell-properties fo:background-color="#009933"/>
    </style:style>
    <style:style style:name="ce5" style:family="table-cell" style:parent-style-name="Default" style:data-style-name="N0">
      <style:table-cell-properties fo:background-color="#CC00CC"/>
    </style:style>
    <style:style style:name="ce6" style:family="table-cell" style:parent-style-name="Default" style:data-style-name="N0">
      <style:table-cell-properties fo:background-color="#CC0000"/>
    </style:style>
    <style:style style:name="ce7" style:family="table-cell" style:parent-style-name="Default" style:data-style-name="N0">
      <style:table-cell-properties fo:background-color="#99FFFF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0099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6.794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9.7155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8" table:default-cell-style-name="ce1"/>
        <table:table-column table:style-name="co6" table:number-columns-repeated="16369" table:default-cell-style-name="ce1"/>
        <table:table-row table:style-name="ro1">
          <table:table-cell/>
          <table:table-cell table:style-name="ce1"/>
          <table:table-cell office:value-type="string" table:style-name="ce1">
            <text:p>Спиртовая трубка</text:p>
          </table:table-cell>
          <table:table-cell table:number-columns-repeated="2" table:style-name="ce1"/>
          <table:table-cell office:value-type="string" table:number-columns-spanned="2" table:number-rows-spanned="1" table:style-name="ce7">
            <text:p>Трубка на 3,95 мм</text:p>
          </table:table-cell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Пульсация</text:p>
          </table:table-cell>
          <table:table-cell office:value-type="string" table:style-name="ce1">
            <text:p>170мм</text:p>
          </table:table-cell>
          <table:table-cell table:number-columns-repeated="2" table:style-name="ce1"/>
          <table:table-cell office:value-type="string" table:number-columns-spanned="4" table:number-rows-spanned="1" table:style-name="ce8">
            <text:p>Объем Vmin за какое время</text:p>
          </table:table-cell>
          <table:covered-table-cell table:number-columns-repeated="3"/>
          <table:table-cell table:number-columns-repeated="5" table:style-name="ce1"/>
          <table:table-cell office:value-type="float" office:value="9.8066499999999994" table:style-name="ce1">
            <text:p>9,8066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Трубка на 3,95 мм</text:p>
          </table:table-cell>
          <table:table-cell table:number-columns-repeated="3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5дм3 за 38 секунд</text:p>
          </table:table-cell>
          <table:table-cell table:number-columns-repeated="3" table:style-name="ce1"/>
          <table:table-cell office:value-type="string" table:style-name="ce1">
            <text:p>Время</text:p>
          </table:table-cell>
          <table:table-cell office:value-type="float" office:value="7.43" table:style-name="ce1">
            <text:p>7,43</text:p>
          </table:table-cell>
          <table:table-cell office:value-type="float" office:value="7.8" table:style-name="ce1">
            <text:p>7,8</text:p>
          </table:table-cell>
          <table:table-cell office:value-type="float" office:value="7.85" table:style-name="ce1">
            <text:p>7,85</text:p>
          </table:table-cell>
          <table:table-cell office:value-type="float" office:value="7.67" table:style-name="ce1">
            <text:p>7,67</text:p>
          </table:table-cell>
          <table:table-cell office:value-type="float" office:value="7.57" table:style-name="ce1">
            <text:p>7,57</text:p>
          </table:table-cell>
          <table:table-cell office:value-type="float" office:value="7.83" table:style-name="ce1">
            <text:p>7,83</text:p>
          </table:table-cell>
          <table:table-cell office:value-type="float" office:value="7.84" table:style-name="ce1">
            <text:p>7,8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min. V</text:p>
          </table:table-cell>
          <table:table-cell office:value-type="string" table:style-name="ce1">
            <text:p>1дм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погрешность измерения времени</text:p>
          </table:table-cell>
          <table:table-cell office:value-type="percentage" office:value="3.9473684210526314E-2" table:formula="of:=0.3/7.6" table:style-name="ce2">
            <text:p>3,95%</text:p>
          </table:table-cell>
          <table:table-cell table:number-columns-repeated="2" table:style-name="ce1"/>
          <table:table-cell office:value-type="string" table:number-columns-spanned="3" table:number-rows-spanned="1" table:style-name="ce8">
            <text:p>Задание 7, пункт a</text:p>
          </table:table-cell>
          <table:covered-table-cell table:number-columns-repeated="2"/>
          <table:table-cell table:number-columns-repeated="12" table:style-name="ce1"/>
          <table:table-cell table:style-name="ce1">
            <draw:frame draw:z-index="3" draw:id="id2" draw:style-name="a2" draw:name="Диаграмма 8" svg:x="0.65575in" svg:y="0.09425in" svg:width="4.99048in" svg:height="3.0507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0" draw:style-name="a0" draw:name="Диаграмма 5" svg:x="0.27785in" svg:y="0.00556in" svg:width="9.20498in" svg:height="6.5714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1">
            <text:p>Монометр ихмеряет рахность давлений</text:p>
          </table:table-cell>
          <table:table-cell table:number-columns-repeated="3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7" table:style-name="ce1"/>
          <table:table-cell table:style-name="ce1">
            <draw:frame draw:z-index="4" draw:id="id3" draw:style-name="a3" draw:name="Диаграмма 9" svg:x="0.64286in" svg:y="0.00595in" svg:width="4.96667in" svg:height="3.0178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Время расхода 1литра/c</text:p>
          </table:table-cell>
          <table:table-cell office:value-type="float" office:value="25.42" table:style-name="ce1">
            <text:p>25,42</text:p>
          </table:table-cell>
          <table:table-cell office:value-type="float" office:value="18.98" table:style-name="ce1">
            <text:p>18,98</text:p>
          </table:table-cell>
          <table:table-cell office:value-type="float" office:value="15.17" table:style-name="ce1">
            <text:p>15,17</text:p>
          </table:table-cell>
          <table:table-cell office:value-type="float" office:value="12.15" table:style-name="ce1">
            <text:p>12,15</text:p>
          </table:table-cell>
          <table:table-cell office:value-type="float" office:value="10.82" table:style-name="ce1">
            <text:p>10,82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.9339103068450038E-2" table:formula="of:=1/25.42" table:style-name="ce1">
            <text:p>0,039339103</text:p>
          </table:table-cell>
          <table:table-cell office:value-type="float" office:value="5.2687038988408853E-2" table:formula="of:=1/18.98" table:style-name="ce1">
            <text:p>0,052687039</text:p>
          </table:table-cell>
          <table:table-cell office:value-type="float" office:value="6.5919578114700061E-2" table:formula="of:=1/15.17" table:style-name="ce1">
            <text:p>0,065919578</text:p>
          </table:table-cell>
          <table:table-cell office:value-type="float" office:value="8.2304526748971193E-2" table:formula="of:=1/12.15" table:style-name="ce1">
            <text:p>0,082304527</text:p>
          </table:table-cell>
          <table:table-cell office:value-type="float" office:value="9.2421441774491686E-2" table:formula="of:=1/10.82" table:style-name="ce1">
            <text:p>0,092421442</text:p>
          </table:table-cell>
          <table:table-cell office:value-type="float" office:value="0.1020408163265306" table:formula="of:=1/9.8" table:style-name="ce1">
            <text:p>0,102040816</text:p>
          </table:table-cell>
          <table:table-cell office:value-type="float" office:value="0.1111111111111111" table:formula="of:=1/9" table:style-name="ce1">
            <text:p>0,111111111</text:p>
          </table:table-cell>
          <table:table-cell table:number-columns-repeated="16363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Даление в микроманометре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58.8399" table:formula="of:=[.G9]*0.2*[.$O$2]" table:style-name="ce1">
            <text:p>58,8399</text:p>
          </table:table-cell>
          <table:table-cell office:value-type="float" office:value="78.453199999999995" table:formula="of:=[.H9]*0.2*[.$O$2]" table:style-name="ce1">
            <text:p>78,4532</text:p>
          </table:table-cell>
          <table:table-cell office:value-type="float" office:value="98.066499999999991" table:formula="of:=[.I9]*0.2*[.$O$2]" table:style-name="ce1">
            <text:p>98,0665</text:p>
          </table:table-cell>
          <table:table-cell office:value-type="float" office:value="117.6798" table:formula="of:=[.J9]*0.2*[.$O$2]" table:style-name="ce1">
            <text:p>117,6798</text:p>
          </table:table-cell>
          <table:table-cell office:value-type="float" office:value="137.29309999999998" table:formula="of:=[.K9]*0.2*[.$O$2]" table:style-name="ce1">
            <text:p>137,2931</text:p>
          </table:table-cell>
          <table:table-cell office:value-type="float" office:value="156.90639999999999" table:formula="of:=[.L9]*0.2*[.$O$2]" table:style-name="ce1">
            <text:p>156,9064</text:p>
          </table:table-cell>
          <table:table-cell office:value-type="float" office:value="205.93965" table:formula="of:=[.M9]*0.2*[.$O$2]" table:style-name="ce1">
            <text:p>205,93965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number-columns-spanned="3" table:number-rows-spanned="1" table:style-name="ce8">
            <text:p>Задание 7, пункт б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Время расхода 1литра/c</text:p>
          </table:table-cell>
          <table:table-cell office:value-type="float" office:value="7.95" table:style-name="ce1">
            <text:p>7,95</text:p>
          </table:table-cell>
          <table:table-cell office:value-type="float" office:value="7.58" table:style-name="ce1">
            <text:p>7,58</text:p>
          </table:table-cell>
          <table:table-cell office:value-type="float" office:value="7.54" table:style-name="ce1">
            <text:p>7,54</text:p>
          </table:table-cell>
          <table:table-cell office:value-type="float" office:value="7.3" table:style-name="ce1">
            <text:p>7,3</text:p>
          </table:table-cell>
          <table:table-cell office:value-type="float" office:value="7.24" table:style-name="ce1">
            <text:p>7,24</text:p>
          </table:table-cell>
          <table:table-cell office:value-type="float" office:value="6.81" table:style-name="ce1">
            <text:p>6,81</text:p>
          </table:table-cell>
          <table:table-cell office:value-type="float" office:value="6.4" table:style-name="ce1">
            <text:p>6,4</text:p>
          </table:table-cell>
          <table:table-cell office:value-type="float" office:value="6.23" table:style-name="ce1">
            <text:p>6,23</text:p>
          </table:table-cell>
          <table:table-cell office:value-type="float" office:value="5.95" table:style-name="ce1">
            <text:p>5,95</text:p>
          </table:table-cell>
          <table:table-cell table:style-name="ce1"/>
          <table:table-cell office:value-type="float" office:value="0.12578616352201258" table:formula="of:=1/7.95" table:style-name="ce1">
            <text:p>0,125786164</text:p>
          </table:table-cell>
          <table:table-cell office:value-type="float" office:value="0.13192612137203166" table:formula="of:=1/7.58" table:style-name="ce1">
            <text:p>0,131926121</text:p>
          </table:table-cell>
          <table:table-cell office:value-type="float" office:value="0.13262599469496023" table:formula="of:=1/7.54" table:style-name="ce1">
            <text:p>0,132625995</text:p>
          </table:table-cell>
          <table:table-cell office:value-type="float" office:value="0.13698630136986301" table:formula="of:=1/7.3" table:style-name="ce1">
            <text:p>0,136986301</text:p>
          </table:table-cell>
          <table:table-cell office:value-type="float" office:value="0.13812154696132597" table:formula="of:=1/7.24" table:style-name="ce1">
            <text:p>0,138121547</text:p>
          </table:table-cell>
          <table:table-cell office:value-type="float" office:value="0.14684287812041116" table:formula="of:=1/6.81" table:style-name="ce1">
            <text:p>0,146842878</text:p>
          </table:table-cell>
          <table:table-cell office:value-type="float" office:value="0.15625" table:formula="of:=1/6.4" table:style-name="ce1">
            <text:p>0,15625</text:p>
          </table:table-cell>
          <table:table-cell office:value-type="float" office:value="0.16051364365971107" table:formula="of:=1/6.23" table:style-name="ce1">
            <text:p>0,160513644</text:p>
          </table:table-cell>
          <table:table-cell office:value-type="float" office:value="0.16806722689075629" table:formula="of:=1/5.95" table:style-name="ce1">
            <text:p>0,168067227</text:p>
          </table:table-cell>
          <table:table-cell table:number-columns-repeated="16359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Даление в микроманометре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5" table:style-name="ce1">
            <text:p>205</text:p>
          </table:table-cell>
          <table:table-cell office:value-type="float" office:value="217" table:style-name="ce1">
            <text:p>217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313.81279999999998" table:formula="of:=0.2*[.$O$2]*[.G14]" table:style-name="ce1">
            <text:p>313,8128</text:p>
          </table:table-cell>
          <table:table-cell office:value-type="float" office:value="333.42610000000002" table:formula="of:=0.2*[.$O$2]*[.H14]" table:style-name="ce1">
            <text:p>333,4261</text:p>
          </table:table-cell>
          <table:table-cell office:value-type="float" office:value="353.0394" table:formula="of:=0.2*[.$O$2]*[.I14]" table:style-name="ce1">
            <text:p>353,0394</text:p>
          </table:table-cell>
          <table:table-cell office:value-type="float" office:value="372.65269999999998" table:formula="of:=0.2*[.$O$2]*[.J14]" table:style-name="ce1">
            <text:p>372,6527</text:p>
          </table:table-cell>
          <table:table-cell office:value-type="float" office:value="402.07265000000001" table:formula="of:=0.2*[.$O$2]*[.K14]" table:style-name="ce1">
            <text:p>402,07265</text:p>
          </table:table-cell>
          <table:table-cell office:value-type="float" office:value="425.60861" table:formula="of:=0.2*[.$O$2]*[.L14]" table:style-name="ce1">
            <text:p>425,60861</text:p>
          </table:table-cell>
          <table:table-cell office:value-type="float" office:value="470.7192" table:formula="of:=0.2*[.$O$2]*[.M14]" table:style-name="ce1">
            <text:p>470,7192</text:p>
          </table:table-cell>
          <table:table-cell office:value-type="float" office:value="509.94580000000002" table:formula="of:=0.2*[.$O$2]*[.N14]" table:style-name="ce1">
            <text:p>509,9458</text:p>
          </table:table-cell>
          <table:table-cell office:value-type="float" office:value="549.17240000000004" table:formula="of:=0.2*[.$O$2]*[.O14]" table:style-name="ce1">
            <text:p>549,1724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Спиртовая трубка</text:p>
          </table:table-cell>
          <table:table-cell table:number-columns-repeated="2" table:style-name="ce1"/>
          <table:table-cell office:value-type="string" table:number-columns-spanned="2" table:number-rows-spanned="1" table:style-name="ce9">
            <text:p>Трубка на 5,3 мм</text:p>
          </table:table-cell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Пульсация</text:p>
          </table:table-cell>
          <table:table-cell office:value-type="string" table:style-name="ce1">
            <text:p>160мм</text:p>
          </table:table-cell>
          <table:table-cell table:number-columns-repeated="2" table:style-name="ce1"/>
          <table:table-cell office:value-type="string" table:number-columns-spanned="4" table:number-rows-spanned="1" table:style-name="ce8">
            <text:p>Объем Vmin за какое время</text:p>
          </table:table-cell>
          <table:covered-table-cell table:number-columns-repeated="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Трубка на 5,3 мм</text:p>
          </table:table-cell>
          <table:table-cell table:number-columns-repeated="3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5 литров за 27,19 секунд</text:p>
          </table:table-cell>
          <table:table-cell table:number-columns-repeated="3" table:style-name="ce1"/>
          <table:table-cell office:value-type="string" table:style-name="ce1">
            <text:p>Время</text:p>
          </table:table-cell>
          <table:table-cell office:value-type="float" office:value="8.24" table:style-name="ce1">
            <text:p>8,24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8.11" table:style-name="ce1">
            <text:p>8,11</text:p>
          </table:table-cell>
          <table:table-cell office:value-type="float" office:value="8.23" table:style-name="ce1">
            <text:p>8,23</text:p>
          </table:table-cell>
          <table:table-cell office:value-type="float" office:value="8.16" table:style-name="ce1">
            <text:p>8,16</text:p>
          </table:table-cell>
          <table:table-cell office:value-type="float" office:value="8.01" table:style-name="ce1">
            <text:p>8,01</text:p>
          </table:table-cell>
          <table:table-cell office:value-type="float" office:value="8.19" table:style-name="ce1">
            <text:p>8,19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min. V</text:p>
          </table:table-cell>
          <table:table-cell office:value-type="string" table:style-name="ce1">
            <text:p>1,5 дм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погрешность измерения времени</text:p>
          </table:table-cell>
          <table:table-cell office:value-type="percentage" office:value="3.9473684210526314E-2" table:formula="of:=0.3/7.6" table:style-name="ce2">
            <text:p>3,95%</text:p>
          </table:table-cell>
          <table:table-cell table:number-columns-repeated="2" table:style-name="ce1"/>
          <table:table-cell office:value-type="string" table:number-columns-spanned="3" table:number-rows-spanned="1" table:style-name="ce8">
            <text:p>Задание 7, пункт a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Монометр ихмеряет рахность давлений</text:p>
          </table:table-cell>
          <table:table-cell table:number-columns-repeated="3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8 см разность в u-образном монометре</text:p>
          </table:table-cell>
          <table:table-cell table:number-columns-repeated="3" table:style-name="ce1"/>
          <table:table-cell office:value-type="string" table:style-name="ce1">
            <text:p>Время расхода 1литра/c</text:p>
          </table:table-cell>
          <table:table-cell office:value-type="float" office:value="12.14" table:style-name="ce1">
            <text:p>12,14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9.83" table:style-name="ce1">
            <text:p>9,8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9.26" table:style-name="ce1">
            <text:p>9,26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7.35" table:style-name="ce1">
            <text:p>7,35</text:p>
          </table:table-cell>
          <table:table-cell table:style-name="ce1"/>
          <table:table-cell office:value-type="float" office:value="8.2372322899505759E-2" table:formula="of:=1/12.14" table:style-name="ce1">
            <text:p>0,082372323</text:p>
          </table:table-cell>
          <table:table-cell office:value-type="float" office:value="9.7847358121330719E-2" table:formula="of:=1/10.22" table:style-name="ce1">
            <text:p>0,097847358</text:p>
          </table:table-cell>
          <table:table-cell office:value-type="float" office:value="0.10172939979654121" table:formula="of:=1/9.83" table:style-name="ce1">
            <text:p>0,1017294</text:p>
          </table:table-cell>
          <table:table-cell office:value-type="float" office:value="0.10775862068965518" table:formula="of:=1/9.28" table:style-name="ce1">
            <text:p>0,107758621</text:p>
          </table:table-cell>
          <table:table-cell office:value-type="float" office:value="0.10799136069114471" table:formula="of:=1/9.26" table:style-name="ce1">
            <text:p>0,107991361</text:p>
          </table:table-cell>
          <table:table-cell office:value-type="float" office:value="0.11933174224343675" table:formula="of:=1/8.38" table:style-name="ce1">
            <text:p>0,119331742</text:p>
          </table:table-cell>
          <table:table-cell office:value-type="float" office:value="0.1360544217687075" table:formula="of:=1/7.35" table:style-name="ce1">
            <text:p>0,136054422</text:p>
          </table:table-cell>
          <table:table-cell table:number-columns-repeated="16363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Даление в микроманометре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58.8399" table:formula="of:=0.2*[.G24]*[.$O$2]" table:style-name="ce1">
            <text:p>58,8399</text:p>
          </table:table-cell>
          <table:table-cell office:value-type="float" office:value="78.453199999999995" table:formula="of:=0.2*[.H24]*[.$O$2]" table:style-name="ce1">
            <text:p>78,4532</text:p>
          </table:table-cell>
          <table:table-cell office:value-type="float" office:value="98.066499999999991" table:formula="of:=0.2*[.I24]*[.$O$2]" table:style-name="ce1">
            <text:p>98,0665</text:p>
          </table:table-cell>
          <table:table-cell office:value-type="float" office:value="117.6798" table:formula="of:=0.2*[.J24]*[.$O$2]" table:style-name="ce1">
            <text:p>117,6798</text:p>
          </table:table-cell>
          <table:table-cell office:value-type="float" office:value="137.29309999999998" table:formula="of:=0.2*[.K24]*[.$O$2]" table:style-name="ce1">
            <text:p>137,2931</text:p>
          </table:table-cell>
          <table:table-cell office:value-type="float" office:value="156.90639999999999" table:formula="of:=0.2*[.L24]*[.$O$2]" table:style-name="ce1">
            <text:p>156,9064</text:p>
          </table:table-cell>
          <table:table-cell office:value-type="float" office:value="205.93965" table:formula="of:=0.2*[.M24]*[.$O$2]" table:style-name="ce1">
            <text:p>205,93965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number-columns-spanned="3" table:number-rows-spanned="1" table:style-name="ce8">
            <text:p>Задание 7, пункт б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№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Время расхода 1литра/c</text:p>
          </table:table-cell>
          <table:table-cell office:value-type="float" office:value="5.78" table:style-name="ce1">
            <text:p>5,78</text:p>
          </table:table-cell>
          <table:table-cell office:value-type="float" office:value="5.52" table:style-name="ce1">
            <text:p>5,52</text:p>
          </table:table-cell>
          <table:table-cell office:value-type="float" office:value="5.58" table:style-name="ce1">
            <text:p>5,58</text:p>
          </table:table-cell>
          <table:table-cell office:value-type="float" office:value="5.25" table:style-name="ce1">
            <text:p>5,25</text:p>
          </table:table-cell>
          <table:table-cell office:value-type="float" office:value="5.27" table:style-name="ce1">
            <text:p>5,27</text:p>
          </table:table-cell>
          <table:table-cell office:value-type="string" table:number-columns-spanned="4" table:number-rows-spanned="1" table:style-name="ce8">
            <text:p>Смэрть, дальше давление не поднимается</text:p>
          </table:table-cell>
          <table:covered-table-cell table:number-columns-repeated="3"/>
          <table:table-cell office:value-type="float" office:value="6.3371356147021551E-2" table:formula="of:=1/15.78" table:style-name="ce1">
            <text:p>0,063371356</text:p>
          </table:table-cell>
          <table:table-cell office:value-type="float" office:value="0.1811594202898551" table:formula="of:=1/5.52" table:style-name="ce1">
            <text:p>0,18115942</text:p>
          </table:table-cell>
          <table:table-cell office:value-type="float" office:value="0.17921146953405018" table:formula="of:=1/5.58" table:style-name="ce1">
            <text:p>0,17921147</text:p>
          </table:table-cell>
          <table:table-cell office:value-type="float" office:value="0.19047619047619047" table:formula="of:=1/5.25" table:style-name="ce1">
            <text:p>0,19047619</text:p>
          </table:table-cell>
          <table:table-cell office:value-type="float" office:value="0.18975332068311196" table:formula="of:=1/5.27" table:style-name="ce1">
            <text:p>0,189753321</text:p>
          </table:table-cell>
          <table:table-cell table:number-columns-repeated="16364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Даление в микроманометре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195" table:style-name="ce1">
            <text:p>195</text:p>
          </table:table-cell>
          <table:table-cell table:number-columns-repeated="4" table:style-name="ce1"/>
          <table:table-cell office:value-type="float" office:value="313.81279999999998" table:formula="of:=[.G29]*0.2*[.$O$2]" table:style-name="ce1">
            <text:p>313,8128</text:p>
          </table:table-cell>
          <table:table-cell office:value-type="float" office:value="333.42609999999996" table:formula="of:=[.H29]*0.2*[.$O$2]" table:style-name="ce1">
            <text:p>333,4261</text:p>
          </table:table-cell>
          <table:table-cell office:value-type="float" office:value="353.0394" table:formula="of:=[.I29]*0.2*[.$O$2]" table:style-name="ce1">
            <text:p>353,0394</text:p>
          </table:table-cell>
          <table:table-cell office:value-type="float" office:value="372.65269999999998" table:formula="of:=[.J29]*0.2*[.$O$2]" table:style-name="ce1">
            <text:p>372,6527</text:p>
          </table:table-cell>
          <table:table-cell office:value-type="float" office:value="382.45934999999997" table:formula="of:=[.K29]*0.2*[.$O$2]" table:style-name="ce1">
            <text:p>382,45935</text:p>
          </table:table-cell>
          <table:table-cell table:number-columns-repeated="16364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table:style-name="ce1">
            <draw:frame draw:z-index="2" draw:id="id1" draw:style-name="a1" draw:name="Диаграмма 6" svg:x="0.16996in" svg:y="0.02412in" svg:width="7.93925in" svg:height="5.4631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3">
            <text:p>Задание 8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Трубка на 3,95 мм</text:p>
          </table:table-cell>
          <table:table-cell office:value-type="string" table:style-name="ce1">
            <text:p>Разность давлений в манометре мм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0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12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23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34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4">
            <text:p>Задание 8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Трубка на 5,3 мм</text:p>
          </table:table-cell>
          <table:table-cell office:value-type="string" table:style-name="ce1">
            <text:p>Разность давлений в манометре мм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01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12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23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Пара 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5">
            <text:p>Ламинарность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Задание 10, разность 100 мм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Длина:40 см, U-Трубка: 21,5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Расход л/c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Трубка на 5,3 мм</text:p>
          </table:table-cell>
          <table:table-cell office:value-type="float" office:value="0.21588946459412781" table:formula="of:=5/23.16" table:style-name="ce1">
            <text:p>0,215889465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Трубка на 3,95 мм</text:p>
          </table:table-cell>
          <table:table-cell office:value-type="float" office:value="0.11185682326621924" table:formula="of:=5/44.7" table:style-name="ce1">
            <text:p>0,11185682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6">
            <text:p>Турбулентность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Задание 10, разность 160 мм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Длина:40 см, U-Трубка: 21,5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Расход л/c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Трубка на 5,3 мм</text:p>
          </table:table-cell>
          <table:table-cell office:value-type="float" office:value="0.28669724770642202" table:formula="of:=5/17.44" table:style-name="ce1">
            <text:p>0,286697248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Трубка на 3,95 мм</text:p>
          </table:table-cell>
          <table:table-cell office:value-type="float" office:value="0.13147515119642386" table:formula="of:=5/38.03" table:style-name="ce1">
            <text:p>0,131475151</text:p>
          </table:table-cell>
          <table:table-cell table:number-columns-repeated="16377"/>
        </table:table-row>
        <table:table-row table:number-rows-repeated="1048512" table:style-name="ro1">
          <table:table-cell table:number-columns-repeated="16384"/>
        </table:table-row>
      </table:table>
      <table:table table:name="Лист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фывфывфывфыв Бебра</meta:initial-creator>
    <dc:creator>A</dc:creator>
    <meta:creation-date>2023-02-15T13:56:42Z</meta:creation-date>
    <dc:date>2023-03-01T00:35:28Z</dc:date>
    <meta:editing-cycles>1</meta:editing-cycles>
    <meta:editing-duration>PT46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000">
      <style:graphic-properties draw:fill="none" draw:stroke="dash" draw:stroke-dash="a0" svg:stroke-width="0.02083in" svg:stroke-color="#4472c4" svg:stroke-opacity="100%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3.1473228346456pt" svg:width="662.7582677165354pt" chart:style-name="Crt0">
        <chart:plot-area svg:x="26.96842519685039pt" svg:y="8.725984251968503pt" svg:width="635.789842519685pt" svg:height="444.6596062992126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Лист1.$O$9:.$U$9" chart:class="chart:scatter" chart:attached-axis="primary-y" chart:style-name="G0S0">
            <chart:domain table:cell-range-address="Лист1.$O$8:.$U$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000">
      <style:graphic-properties draw:fill="none" draw:stroke="dash" draw:stroke-dash="a0" svg:stroke-width="0.02083in" svg:stroke-color="#4472c4" svg:stroke-opacity="100%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3.3474015748031pt" svg:width="571.6261417322835pt" chart:style-name="Crt0">
        <chart:plot-area svg:x="26.5344094488189pt" svg:y="67.51346456692913pt" svg:width="533.708188976378pt" svg:height="307.2500787401575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Лист1.$O$24:.$U$24" chart:class="chart:scatter" chart:attached-axis="primary-y" chart:style-name="G0S0">
            <chart:domain table:cell-range-address="Лист1.$O$23:.$U$23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000">
      <style:graphic-properties draw:fill="none" draw:stroke="dash" draw:stroke-dash="a0" svg:stroke-width="0.02083in" svg:stroke-color="#4472c4" svg:stroke-opacity="100%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9.6570866141732pt" svg:width="359.3143307086614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Лист1.$O$24:.$U$24" chart:class="chart:scatter" chart:attached-axis="primary-y" chart:style-name="G0S0">
            <chart:domain table:cell-range-address="Лист1.$O$23:.$U$2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000">
      <style:graphic-properties draw:fill="none" draw:stroke="dash" draw:stroke-dash="a0" svg:stroke-width="0.02083in" svg:stroke-color="#4472c4" svg:stroke-opacity="100%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7.2857480314961pt" svg:width="357.6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Лист1.$P$29:.$T$29" chart:class="chart:scatter" chart:attached-axis="primary-y" chart:style-name="G0S0">
            <chart:domain table:cell-range-address="Лист1.$P$28:.$T$2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</office:styles>
</office:document-styles>
</file>